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140" officeooo:paragraph-rsid="001f9140"/>
    </style:style>
    <style:style style:name="T1" style:family="text">
      <style:text-properties officeooo:rsid="00203f55"/>
    </style:style>
    <style:style style:name="T2" style:family="text">
      <style:text-properties officeooo:rsid="002211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1: Introduction</text:p>
      <text:p text:style-name="P1"/>
      <text:p text:style-name="P1">- The goal of the introduction is to establish the character’s role within the Wyrld’s home, store and give them the freedom to navigate their city center on Earth. Starting from in the home, they will make their way to the store, giving both places an attachment to the character as a place to rest and recover, as well as a place to earn credits and interact with Wyrld and the customers. A system that allows for random events during the store shift would be a nice implement – although not necessary for this intro. Upon exiting the world, we will introduce the player to the core world of Earth, a sprawling cityscape divided into vertical layers. Wyrld’s residence is within the middle-most layer, with one above and below not including roof tops. Traversal is largely done on foot, using bicycles and skateboards for medium distances or recreation and with flying vehicles similar to cars for longer distances. </text:p>
      <text:p text:style-name="P1"/>
      <text:p text:style-name="P1">Inside the store, the player needs to be exposed to the “lewd” side of the game, given that the store is a sex store and the game’s world is freely open and positive about sex. Perhaps a lewd customer flirting with the player giving them an option to slack off for a few minutes on their shift or make a sale from that. Wyrld will appreciate their help nonetheless, as will Wylatt. On the end of their shift, Wylatt will be available to talk to – with the opportunity to get to know him a little better and potentially kiss should the player choose.</text:p>
      <text:p text:style-name="P1"/>
      <text:p text:style-name="P1">Once these two places are established, the world will open up allowing for the exploration of the main game’s locations. Namely the early locations will be Juliet’s Fashion, the store next door to Wyrlds. <text:span text:style-name="T1">The Gym, a place where Wylatt trains and works out after work owned by a green-scaled kobold named Nikki. Walter’s Weapons &amp; Armaments, a gun store owned by a ratmorph with the same namesake. The streets will also be open as a way of transportation, being shorter but more dangerous for short visits especially if the path is through an Alley where they will have a small chance to meet Alastor, a cunning profiteer that has odd jobs for the player. </text:span><text:span text:style-name="T2">A bar to relax at in the evening, with a bouncer a Lupine bouncer named Reggie watching over. Inside, a small shortstack mousefolk named Sinclaire watches over the bar, serving drinks to patron and organising rooms. Lastly, the Cafe, managed by an Avian named Ay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9:44:47.622821689</meta:creation-date>
    <dc:date>2026-04-16T20:10:15.533645480</dc:date>
    <meta:editing-duration>PT2M29S</meta:editing-duration>
    <meta:editing-cycles>2</meta:editing-cycles>
    <meta:generator>LibreOffice/25.8.6.2$Linux_X86_64 LibreOffice_project/987cc7d757da9c123ebd7e5fb357b53ea9182b29</meta:generator>
    <meta:document-statistic meta:table-count="0" meta:image-count="0" meta:object-count="0" meta:page-count="1" meta:paragraph-count="4" meta:word-count="423" meta:character-count="2409" meta:non-whitespace-character-count="1987"/>
  </office:meta>
</office:document-meta>
</file>